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style:text-underline-style="solid" style:text-underline-width="auto" style:text-underline-color="font-color" officeooo:rsid="0005562a" officeooo:paragraph-rsid="0005562a"/>
    </style:style>
    <style:style style:name="P2" style:family="paragraph" style:parent-style-name="Text_20_body">
      <style:text-properties officeooo:rsid="0006840c" officeooo:paragraph-rsid="0006840c"/>
    </style:style>
    <style:style style:name="P3" style:family="paragraph" style:parent-style-name="Text_20_body">
      <style:text-properties officeooo:rsid="0006840c" officeooo:paragraph-rsid="00079ecd"/>
    </style:style>
    <style:style style:name="P4" style:family="paragraph" style:parent-style-name="Text_20_body">
      <style:text-properties officeooo:paragraph-rsid="0006840c"/>
    </style:style>
    <style:style style:name="P5" style:family="paragraph" style:parent-style-name="Text_20_body">
      <style:text-properties officeooo:rsid="00079ecd" officeooo:paragraph-rsid="00079ecd"/>
    </style:style>
    <style:style style:name="P6" style:family="paragraph" style:parent-style-name="Text_20_body">
      <style:text-properties officeooo:rsid="00088925" officeooo:paragraph-rsid="00088925"/>
    </style:style>
    <style:style style:name="T1" style:family="text">
      <style:text-properties officeooo:rsid="0006840c"/>
    </style:style>
    <style:style style:name="T2" style:family="text">
      <style:text-properties fo:font-variant="normal" fo:text-transform="none" style:font-name="Roboto" fo:letter-spacing="normal" fo:font-style="normal" fo:font-weight="normal"/>
    </style:style>
    <style:style style:name="T3" style:family="text">
      <style:text-properties fo:font-variant="normal" fo:text-transform="none" style:font-name="Roboto" fo:letter-spacing="normal" fo:font-style="normal" fo:font-weight="normal" officeooo:rsid="0006840c"/>
    </style:style>
    <style:style style:name="T4" style:family="text">
      <style:text-properties officeooo:rsid="00079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calendar tips</text:p>
      <text:p text:style-name="P4"><text:span text:style-name="T1">Videos: </text:span><text:a xlink:type="simple" xlink:href="https://www.youtube.com/watch?v=4GqqptRI4Do" text:style-name="Internet_20_link" text:visited-style-name="Visited_20_Internet_20_Link"><text:span text:style-name="T2">8 Google Calendar Tips for Productivity (2021</text:span></text:a><text:a xlink:type="simple" xlink:href="https://www.youtube.com/watch?v=4GqqptRI4Do" text:style-name="Internet_20_link" text:visited-style-name="Visited_20_Internet_20_Link"><text:span text:style-name="T3">)</text:span></text:a></text:p>
      <text:p text:style-name="P2"/>
      <text:p text:style-name="P2">Key shortcuts:</text:p>
      <text:p text:style-name="P2"><text:tab/>cal.new</text:p>
      <text:p text:style-name="P2"><text:tab/>doc.new</text:p>
      <text:p text:style-name="P2"><text:tab/>slides.new</text:p>
      <text:p text:style-name="P2"><text:tab/>sheets.new </text:p>
      <text:p text:style-name="P3">Personal Recomendation: </text:p>
      <text:p text:style-name="P3"><text:span text:style-name="T4">1. </text:span><text:s/>set reminder for 2 min instead of 10, before every event.</text:p>
      <text:p text:style-name="P5">2. Your google calender should be by defualt be modifiable by others.</text:p>
      <text:p text:style-name="P5">3. To have multiple times zone for easy scheduling.</text:p>
      <text:p text:style-name="P6">4. Create a Email filter in ur gmail, received from either task,reminder or event notifications.</text:p>
      <text:p text:style-name="P6">5. Recieve Daily agenda email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officeooo:rsid="0005562a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09T20:54:32.313000000</dc:date>
    <meta:editing-duration>PT6M18S</meta:editing-duration>
    <meta:editing-cycles>5</meta:editing-cycles>
    <meta:document-statistic meta:table-count="0" meta:image-count="0" meta:object-count="0" meta:page-count="1" meta:paragraph-count="13" meta:word-count="72" meta:character-count="458" meta:non-whitespace-character-count="392"/>
  </office:meta>
</office:document-meta>
</file>